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Nimbus Roman No9 L" svg:font-family="'Nimbus Roman No9 L'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ábla5" style:family="table">
      <style:table-properties style:width="6.6924in" table:align="margins" style:may-break-between-rows="false"/>
    </style:style>
    <style:style style:name="Tábla5.A" style:family="table-column">
      <style:table-column-properties style:column-width="0.2715in" style:rel-column-width="2659*"/>
    </style:style>
    <style:style style:name="Tábla5.B" style:family="table-column">
      <style:table-column-properties style:column-width="1.4465in" style:rel-column-width="14166*"/>
    </style:style>
    <style:style style:name="Tábla5.C" style:family="table-column">
      <style:table-column-properties style:column-width="0.8451in" style:rel-column-width="8276*"/>
    </style:style>
    <style:style style:name="Tábla5.D" style:family="table-column">
      <style:table-column-properties style:column-width="1.5in" style:rel-column-width="14690*"/>
    </style:style>
    <style:style style:name="Tábla5.E" style:family="table-column">
      <style:table-column-properties style:column-width="2.6292in" style:rel-column-width="25744*"/>
    </style:style>
    <style:style style:name="Tá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a5.E1" style:family="table-cell">
      <style:table-cell-properties fo:padding="0.0382in" fo:border="0.05pt solid #000000"/>
    </style:style>
    <style:style style:name="Tábla5.A2" style:family="table-cell">
      <style:table-cell-properties fo:padding="0.0382in" fo:border-left="0.05pt solid #000000" fo:border-right="none" fo:border-top="none" fo:border-bottom="0.05pt solid #000000"/>
    </style:style>
    <style:style style:name="Tábla5.E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6.6924in" fo:break-before="auto" fo:break-after="auto" table:align="margins" style:may-break-between-rows="true"/>
    </style:style>
    <style:style style:name="Táblázat6.A" style:family="table-column">
      <style:table-column-properties style:column-width="0.2715in" style:rel-column-width="2659*"/>
    </style:style>
    <style:style style:name="Táblázat6.B" style:family="table-column">
      <style:table-column-properties style:column-width="1.4417in" style:rel-column-width="14118*"/>
    </style:style>
    <style:style style:name="Táblázat6.C" style:family="table-column">
      <style:table-column-properties style:column-width="0.6076in" style:rel-column-width="5950*"/>
    </style:style>
    <style:style style:name="Táblázat6.D" style:family="table-column">
      <style:table-column-properties style:column-width="1.4757in" style:rel-column-width="14452*"/>
    </style:style>
    <style:style style:name="Táblázat6.E" style:family="table-column">
      <style:table-column-properties style:column-width="2.8958in" style:rel-column-width="28356*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6.A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.E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_5b_RPG_5d__20_Táblázattartalom_20_1">
      <style:text-properties fo:color="#b3b3b3" loext:opacity="100%" fo:background-color="transparent"/>
    </style:style>
    <style:style style:name="P2" style:family="paragraph" style:parent-style-name="_5b_RPG_5d__20_Táblázattartalom_20_1">
      <style:paragraph-properties fo:text-align="center" style:justify-single-word="false"/>
      <style:text-properties fo:color="#b3b3b3" loext:opacity="100%" fo:background-color="transparent"/>
    </style:style>
    <style:style style:name="P3" style:family="paragraph" style:parent-style-name="_5b_RPG_5d__20_Táblázattartalom_20_1">
      <style:text-properties fo:color="#999999" loext:opacity="100%"/>
    </style:style>
    <style:style style:name="P4" style:family="paragraph" style:parent-style-name="_5b_RPG_5d__20_Táblázattartalom_20_1">
      <style:text-properties fo:color="#999999" loext:opacity="100%" style:text-line-through-style="solid" style:text-line-through-type="single" style:text-line-through-width="bold" fo:background-color="transparent"/>
    </style:style>
    <style:style style:name="P5" style:family="paragraph" style:parent-style-name="_5b_RPG_5d__20_Táblázattartalom_20_1">
      <style:paragraph-properties fo:text-align="center" style:justify-single-word="false"/>
      <style:text-properties fo:color="#999999" loext:opacity="100%" fo:font-size="10pt" style:font-size-asian="10pt" style:font-size-complex="10pt"/>
    </style:style>
    <style:style style:name="P6" style:family="paragraph" style:parent-style-name="_5b_RPG_5d__20_Táblázattartalom_20_1">
      <style:paragraph-properties fo:text-align="center" style:justify-single-word="false"/>
      <style:text-properties fo:color="#999999" loext:opacity="100%" fo:font-size="10pt" fo:background-color="transparent" style:font-size-asian="10pt" style:font-size-complex="10pt"/>
    </style:style>
    <style:style style:name="P7" style:family="paragraph" style:parent-style-name="_5b_RPG_5d__20_Nem_5f_kell">
      <style:text-properties fo:color="#999999" loext:opacity="100%" fo:font-size="10pt" fo:background-color="transparent" style:font-size-asian="10pt" style:font-size-complex="10pt"/>
    </style:style>
    <style:style style:name="P8" style:family="paragraph" style:parent-style-name="_5b_RPG_5d__20_Táblázattartalom_20_1">
      <style:text-properties fo:color="#999999" loext:opacity="100%" style:text-line-through-style="none" style:text-line-through-type="none"/>
    </style:style>
    <style:style style:name="P9" style:family="paragraph" style:parent-style-name="_5b_RPG_5d__20_Táblázattartalom_20_1">
      <style:text-properties fo:color="#999999" loext:opacity="100%" style:text-line-through-style="none" style:text-line-through-type="none" fo:background-color="transparent"/>
    </style:style>
    <style:style style:name="P10" style:family="paragraph" style:parent-style-name="_5b_RPG_5d__20_Táblázattartalom_20_1">
      <loext:graphic-properties draw:fill="solid" draw:fill-color="#e6e6e6" draw:opacity="100%"/>
      <style:paragraph-properties fo:background-color="#e6e6e6"/>
      <style:text-properties fo:color="#999999" loext:opacity="100%" style:text-line-through-style="none" style:text-line-through-type="none" fo:background-color="transparent"/>
    </style:style>
    <style:style style:name="P11" style:family="paragraph" style:parent-style-name="_5b_RPG_5d__20_Nem_5f_kell">
      <style:text-properties fo:color="#999999" loext:opacity="100%" style:text-line-through-style="none" style:text-line-through-type="none"/>
    </style:style>
    <style:style style:name="P12" style:family="paragraph" style:parent-style-name="_5b_RPG_5d__20_Táblázattartalom_20_1">
      <style:text-properties fo:color="#999999" loext:opacity="100%" fo:background-color="transparent"/>
    </style:style>
    <style:style style:name="P13" style:family="paragraph" style:parent-style-name="_5b_RPG_5d__20_Táblázat_20_-_20_Fortély_20_hatás">
      <style:text-properties fo:color="#999999" loext:opacity="100%" fo:background-color="transparent"/>
    </style:style>
    <style:style style:name="P14" style:family="paragraph" style:parent-style-name="_5b_RPG_5d__20_Nem_5f_kell">
      <style:paragraph-properties fo:text-align="start" style:justify-single-word="false"/>
      <style:text-properties fo:color="#999999" loext:opacity="100%" fo:background-color="transparent"/>
    </style:style>
    <style:style style:name="P15" style:family="paragraph" style:parent-style-name="_5b_RPG_5d__20_Nem_5f_kell">
      <style:text-properties fo:color="#999999" loext:opacity="100%"/>
    </style:style>
    <style:style style:name="P16" style:family="paragraph" style:parent-style-name="_5b_RPG_5d__20_Nem_5f_kell">
      <style:text-properties fo:color="#999999" loext:opacity="100%" fo:background-color="#b3b3b3"/>
    </style:style>
    <style:style style:name="P17" style:family="paragraph" style:parent-style-name="_5b_RPG_5d__20_Nem_5f_kell">
      <style:text-properties fo:color="#999999" loext:opacity="100%" fo:background-color="#ff0000"/>
    </style:style>
    <style:style style:name="P18" style:family="paragraph" style:parent-style-name="_5b_RPG_5d__20_Nem_5f_kell">
      <style:paragraph-properties fo:text-align="start" style:justify-single-word="false"/>
      <style:text-properties fo:color="#999999" loext:opacity="100%" fo:font-style="italic" fo:background-color="transparent" style:font-style-asian="italic" style:font-style-complex="italic"/>
    </style:style>
    <style:style style:name="P19" style:family="paragraph" style:parent-style-name="Text_20_body">
      <style:text-properties fo:color="#999999" loext:opacity="100%"/>
    </style:style>
    <style:style style:name="P20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1" style:family="paragraph" style:parent-style-name="Heading_20_3">
      <style:paragraph-properties fo:break-before="page"/>
      <style:text-properties officeooo:paragraph-rsid="0015ebb8"/>
    </style:style>
    <style:style style:name="P22" style:family="paragraph" style:parent-style-name="Standard" style:list-style-name="L1"/>
    <style:style style:name="P23" style:family="paragraph" style:parent-style-name="Text_20_body" style:list-style-name="L1">
      <style:text-properties fo:background-color="#ffffcc"/>
    </style:style>
    <style:style style:name="P24" style:family="paragraph" style:parent-style-name="Text_20_body" style:list-style-name="L1">
      <style:paragraph-properties fo:margin-left="0.4925in" fo:margin-right="0in" fo:text-indent="0.0783in" style:auto-text-indent="false"/>
      <style:text-properties fo:background-color="#ffffcc"/>
    </style:style>
    <style:style style:name="P25" style:family="paragraph" style:parent-style-name="Text_20_body" style:list-style-name="L1">
      <style:paragraph-properties fo:margin-left="0.9846in" fo:margin-right="0in" fo:text-indent="0.0783in" style:auto-text-indent="false"/>
      <style:text-properties fo:background-color="#ffffcc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99" loext:opacity="100%"/>
    </style:style>
    <style:style style:name="T6" style:family="text">
      <style:text-properties fo:color="#999999" loext:opacity="100%" fo:font-weight="bold" style:font-weight-asian="bold" style:font-weight-complex="bold"/>
    </style:style>
    <style:style style:name="T7" style:family="text">
      <style:text-properties fo:color="#999999" loext:opacity="100%" fo:font-weight="normal" style:font-weight-asian="normal" style:font-weight-complex="normal"/>
    </style:style>
    <style:style style:name="T8" style:family="text">
      <style:text-properties fo:color="#999999" loext:opacity="100%" fo:font-weight="normal" fo:background-color="transparent" loext:char-shading-value="0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örölt fortélyok gyűjtőhelye</text:h>
      <text:p text:style-name="Text_20_body"/>
      <text:h text:style-name="Heading_20_4" text:outline-level="4"><text:span text:style-name="T5">Nevelt fortélyok </text:span><text:span text:style-name="_5b_RPG_5d__20_Kiemelt_20_kifejezés"><text:span text:style-name="T6">- <text:s/>PROB_FORTÉLY_#4.</text:span></text:span></text:h>
      <text:p text:style-name="P20"><text:span text:style-name="_5b_RPG_5d__20_Kiemelt_20_kifejezés"><text:span text:style-name="T6">Lehet, hogy megszűnnek és egyben kell felvenni őket pl. 50KP-ért.</text:span></text:span></text:p>
      <text:p text:style-name="Text_20_body"><text:span text:style-name="_5b_RPG_5d__20_Kiemelt_20_kifejezés"><text:span text:style-name="T6">Ne lehessen csak úgy felvenni <text:s/>Nevelt fortélyt. Követelményeket kell készíteni hozzájuk:</text:span></text:span></text:p>
      <text:list xml:id="list236809372" text:style-name="L1">
        <text:list-item>
          <text:p text:style-name="P22"><text:span text:style-name="_5b_RPG_5d__20_Kiemelt_20_kifejezés"><text:span text:style-name="T7">Fontos követelmény: előtörténeti indoklás</text:span></text:span></text:p>
        </text:list-item>
        <text:list-item>
          <text:p text:style-name="P23"><text:span text:style-name="_5b_RPG_5d__20_Kiemelt_20_kifejezés"><text:span text:style-name="T7">Mágiahasználat, Slan és Kyr Pszi probléma:</text:span></text:span></text:p>
        </text:list-item>
        <text:list-item>
          <text:p text:style-name="P24"><text:span text:style-name="_5b_RPG_5d__20_Kiemelt_20_kifejezés"><text:span text:style-name="T7">felvesz 1db Mozaikmágia fortélyt, aztán már van varázslói mágiája, Kyr pszíje, ismeri a varázslatokat, stb.</text:span></text:span></text:p>
        </text:list-item>
        <text:list-item>
          <text:p text:style-name="P24"><text:span text:style-name="_5b_RPG_5d__20_Kiemelt_20_kifejezés"><text:span text:style-name="T7">Ezért: ha valaki Nevelt fortélyt venne fel, a meglevő mellé, akkor annak 1. szintjén nem kap </text:span></text:span><text:span text:style-name="_5b_RPG_5d__20_Kiemelt_20_kifejezés"><text:span text:style-name="T6">semmi</text:span></text:span><text:span text:style-name="_5b_RPG_5d__20_Kiemelt_20_kifejezés"><text:span text:style-name="T7"> KP-t (mondjuk). Plusz természetesen teljesítenie kell az adott Nevelt fortély követelményeit is.</text:span></text:span></text:p>
        </text:list-item>
        <text:list-item>
          <text:p text:style-name="P24"><text:span text:style-name="_5b_RPG_5d__20_Kiemelt_20_kifejezés"><text:span text:style-name="T7">Esetleg: ha a legutóbb lépett szint alatt nem növelt egy Nevelt fortélyt, akkor ideiglenesen nehezebben képes használni annak speciális képességeit.</text:span></text:span></text:p>
        </text:list-item>
        <text:list-item>
          <text:p text:style-name="P25"><text:span text:style-name="_5b_RPG_5d__20_Kiemelt_20_kifejezés"><text:span text:style-name="T7">Pl. Slan, varázslói mágia, stb</text:span></text:span></text:p>
        </text:list-item>
        <text:list-item>
          <text:p text:style-name="P25"><text:span text:style-name="_5b_RPG_5d__20_Kiemelt_20_kifejezés"><text:span text:style-name="T7">Hogy ne legyen elvágólagos: ha pl. növelte a Mozikmágiát, akkor minden ilyen szintlépés 30%-as növeli az esélyét, hogy ront (mágiában, Slan-ben, stb). A dobást k10-el kell végezni. (1-2-3: rontás) </text:span></text:span></text:p>
        </text:list-item>
        <text:list-item>
          <text:p text:style-name="P25"><text:span text:style-name="_5b_RPG_5d__20_Kiemelt_20_kifejezés"><text:span text:style-name="T7">Tehát pl. ha van 1 szintnyi Mozaikmágiája, és utána 3 szintet lépett amikor nem növelte, akkor 3x30%=90% esély van rá hogy varázslást rontson.</text:span></text:span></text:p>
        </text:list-item>
        <text:list-item>
          <text:p text:style-name="P25"><text:span text:style-name="_5b_RPG_5d__20_Kiemelt_20_kifejezés"><text:span text:style-name="T7">Probléma: ha 1 növelés – 1 nem– 1 növelés – 1 nem – 1 </text:span></text:span><text:span text:style-name="_5b_RPG_5d__20_Kiemelt_20_kifejezés"><text:span text:style-name="T8">növelés</text:span></text:span><text:span text:style-name="_5b_RPG_5d__20_Kiemelt_20_kifejezés"><text:span text:style-name="T7"> .... módszert alkalmazza, akkor ez kivédhető :(</text:span></text:span></text:p>
        </text:list-item>
      </text:list>
      <text:p text:style-name="P19"/>
      <text:h text:style-name="Heading_20_2" text:outline-level="2">Törölt általános fortélyok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row table:style-name="TableLine2302222662592">
          <table:table-cell table:style-name="Tábla5.A1" office:value-type="string">
            <text:p text:style-name="_5b_RPG_5d__20_Nem_5f_kell">?</text:p>
          </table:table-cell>
          <table:table-cell table:style-name="Tábla5.A1" office:value-type="string">
            <text:p text:style-name="_5b_RPG_5d__20_Nem_5f_kell"><text:span text:style-name="T1">Fürgeség </text:span>(kell?)</text:p>
          </table:table-cell>
          <table:table-cell table:style-name="Tábla5.A1" office:value-type="string">
            <text:p text:style-name="_5b_RPG_5d__20_Nem_5f_kell">30KP</text:p>
          </table:table-cell>
          <table:table-cell table:style-name="Tábla5.A1" office:value-type="string">
            <text:p text:style-name="_5b_RPG_5d__20_Nem_5f_kell">Gyorsaság: +1</text:p>
          </table:table-cell>
          <table:table-cell table:style-name="Tábla5.E1" office:value-type="string">
            <text:p text:style-name="_5b_RPG_5d__20_Nem_5f_kell">+1 Gyorsaság</text:p>
          </table:table-cell>
        </table:table-row>
        <table:table-row table:style-name="TableLine2304231057152">
          <table:table-cell table:style-name="Tábla5.A2" office:value-type="string">
            <text:p text:style-name="_5b_RPG_5d__20_Nem_5f_kell"/>
          </table:table-cell>
          <table:table-cell table:style-name="Tábla5.A2" office:value-type="string">
            <text:p text:style-name="_5b_RPG_5d__20_Nem_5f_kell">Képzett ugró</text:p>
          </table:table-cell>
          <table:table-cell table:style-name="Tábla5.A2" office:value-type="string">
            <text:p text:style-name="_5b_RPG_5d__20_Nem_5f_kell">?</text:p>
          </table:table-cell>
          <table:table-cell table:style-name="Tábla5.A2" office:value-type="string">
            <text:p text:style-name="_5b_RPG_5d__20_Nem_5f_kell">Ügyesség és Ugrás magas követelmény.<text:line-break/>???</text:p>
          </table:table-cell>
          <table:table-cell table:style-name="Tábla5.E2" office:value-type="string">
            <text:p text:style-name="_5b_RPG_5d__20_Nem_5f_kell">Valami extrát adjon, ne plusz értéket!<text:line-break/>(más szó kéne a „képzett helyett”</text:p>
          </table:table-cell>
        </table:table-row>
        <table:table-row table:style-name="TableLine2302184049920">
          <table:table-cell table:style-name="Tábla5.A2" office:value-type="string">
            <text:p text:style-name="P1"/>
          </table:table-cell>
          <table:table-cell table:style-name="Tábla5.A2" office:value-type="string">
            <text:p text:style-name="P1">Képzett úszó</text:p>
          </table:table-cell>
          <table:table-cell table:style-name="Tábla5.A2" office:value-type="string">
            <text:p text:style-name="P1">?</text:p>
          </table:table-cell>
          <table:table-cell table:style-name="Tábla5.A2" office:value-type="string">
            <text:p text:style-name="P1">?</text:p>
          </table:table-cell>
          <table:table-cell table:style-name="Tábla5.E2" office:value-type="string">
            <text:p text:style-name="P2">Nem biztos, hogy kell,<text:line-break/>a neve is lehetne más.</text:p>
          </table:table-cell>
        </table:table-row>
        <table:table-row table:style-name="TableLine2302184046464">
          <table:table-cell table:style-name="Tábla5.A2" office:value-type="string">
            <text:p text:style-name="_5b_RPG_5d__20_Nem_5f_kell"/>
          </table:table-cell>
          <table:table-cell table:style-name="Tábla5.A2" office:value-type="string">
            <text:p text:style-name="_5b_RPG_5d__20_Nem_5f_kell">Lovaglás</text:p>
          </table:table-cell>
          <table:table-cell table:style-name="Tábla5.A2" office:value-type="string">
            <text:p text:style-name="_5b_RPG_5d__20_Nem_5f_kell">10/30</text:p>
          </table:table-cell>
          <table:table-cell table:style-name="Tábla5.A2" office:value-type="string">
            <text:p text:style-name="_5b_RPG_5d__20_Nem_5f_kell"/>
          </table:table-cell>
          <table:table-cell table:style-name="Tábla5.E2" office:value-type="string">
            <text:p text:style-name="_5b_RPG_5d__20_Nem_5f_kell"/>
          </table:table-cell>
        </table:table-row>
        <table:table-row table:style-name="TableLine2302184047616">
          <table:table-cell table:style-name="Tábla5.A2" office:value-type="string">
            <text:p text:style-name="_5b_RPG_5d__20_Nem_5f_kell">?</text:p>
          </table:table-cell>
          <table:table-cell table:style-name="Tábla5.A2" office:value-type="string">
            <text:p text:style-name="_5b_RPG_5d__20_Nem_5f_kell">Tehetség</text:p>
          </table:table-cell>
          <table:table-cell table:style-name="Tábla5.A2" office:value-type="string">
            <text:p text:style-name="_5b_RPG_5d__20_Nem_5f_kell">30</text:p>
          </table:table-cell>
          <table:table-cell table:style-name="Tábla5.A2" office:value-type="string">
            <text:p text:style-name="_5b_RPG_5d__20_Nem_5f_kell">?</text:p>
          </table:table-cell>
          <table:table-cell table:style-name="Tábla5.E2" office:value-type="string">
            <text:p text:style-name="_5b_RPG_5d__20_Nem_5f_kell">+2 esetleg? Plusz jó pár szociálist kinyírunk.</text:p>
          </table:table-cell>
        </table:table-row>
      </table:table>
      <text:p text:style-name="Standard"/>
      <text:p text:style-name="Standard"/>
      <text:h text:style-name="Heading_20_2" text:outline-level="2">Törölt harci fortélyok</text:h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column table:style-name="Táblázat6.E"/>
        <table:table-row table:style-name="Táblázat6.1">
          <table:table-cell table:style-name="Táblázat6.A1" table:number-columns-spanned="5" office:value-type="string">
            <text:p text:style-name="P10">Törölt Harci Fortélyok </text:p>
          </table:table-cell>
          <table:covered-table-cell/>
          <table:covered-table-cell/>
          <table:covered-table-cell/>
          <table:covered-table-cell/>
        </table:table-row>
        <table:table-row table:style-name="Táblázat6.1">
          <table:table-cell table:style-name="Táblázat6.A2" office:value-type="string">
            <text:p text:style-name="P4"/>
          </table:table-cell>
          <table:table-cell table:style-name="Táblázat6.A2" office:value-type="string">
            <text:p text:style-name="P7">Allegheri</text:p>
          </table:table-cell>
          <table:table-cell table:style-name="Táblázat6.A2" office:value-type="string">
            <text:p text:style-name="P15"/>
          </table:table-cell>
          <table:table-cell table:style-name="Táblázat6.A2" office:value-type="string">
            <text:p text:style-name="P16"/>
          </table:table-cell>
          <table:table-cell table:style-name="Táblázat6.A1" office:value-type="string">
            <text:p text:style-name="P18"/>
          </table:table-cell>
        </table:table-row>
        <text:soft-page-break/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7">Fegyvertelen Belharc</text:p>
          </table:table-cell>
          <table:table-cell table:style-name="Táblázat6.A3" office:value-type="string">
            <text:p text:style-name="P15">2 fok</text:p>
          </table:table-cell>
          <table:table-cell table:style-name="Táblázat6.A3" office:value-type="string">
            <text:p text:style-name="P15">1.fok:</text:p>
            <text:p text:style-name="P16">TODO</text:p>
            <text:p text:style-name="P15">2.fok:</text:p>
            <text:p text:style-name="P16">TODO</text:p>
            <text:p text:style-name="P17"/>
            <text:p text:style-name="P16">Probléma: mivel 9! manővert tápol, ezért iszonyúan megéri felvenni!!! Erős követelmények kellenek.</text:p>
          </table:table-cell>
          <table:table-cell table:style-name="Táblázat6.E3" office:value-type="string">
            <text:p text:style-name="P14">Járatos vagy a birkózás, földharc, test-test elleni küzdelemben. Belharci szituációban a következő belharcos manőverekre kapsz bónuszt: <text:span text:style-name="T2">Gáncs, Átdobás, Lefejelés, Nyaktörés, Kéztörés, Lábtörés, Feszítés, Felállás földről, Kibontakozás (csak belharcból)</text:span></text:p>
            <text:p text:style-name="P14"><text:span text:style-name="T4">1.fok</text:span>: +2 manőver pont</text:p>
            <text:p text:style-name="P14"><text:span text:style-name="T4">2.fok</text:span>: +4 manőver pont</text:p>
            <text:p text:style-name="P14">Az ellenfél módosítóinak változását lásd a Harcrendszer fejezet „<text:span text:style-name="T4">Belharc</text:span>” harci taktika leírásánál!</text:p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5">Balkezes védekezé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5">Ellovagló támad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>Törölve</text:p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5">Elsöprő roham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>Törölve</text:p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5">Fenyegető fegyver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4"/>
          </table:table-cell>
          <table:table-cell table:style-name="Táblázat6.A3" office:value-type="string">
            <text:p text:style-name="P15">Harci jártasság</text:p>
          </table:table-cell>
          <table:table-cell table:style-name="Táblázat6.A3" office:value-type="string">
            <text:p text:style-name="P15">2 fok</text:p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Harci reflexek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épzett cselezés</text:p>
          </table:table-cell>
          <table:table-cell table:style-name="Táblázat6.A3" office:value-type="string">
            <text:p text:style-name="P15">2 fok</text:p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épzett gáncsol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épzett hárít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>Megszűnik?</text:p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épzett színlelés</text:p>
          </table:table-cell>
          <table:table-cell table:style-name="Táblázat6.A3" office:value-type="string">
            <text:p text:style-name="P15">2 fok</text:p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3"/>
          </table:table-cell>
          <table:table-cell table:style-name="Táblázat6.A3" office:value-type="string">
            <text:p text:style-name="P15">Kétkezes harc &amp; <text:line-break/>Shien-su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itámad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itéré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öpenyvív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Letaglóz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Mozgékonyság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Összeroppant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Rés a pajzson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Riposzt </text:p>
          </table:table-cell>
          <table:table-cell table:style-name="Táblázat6.A3" office:value-type="string">
            <text:p text:style-name="P15">2 fok</text:p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Távoltartás</text:p>
          </table:table-cell>
          <table:table-cell table:style-name="Táblázat6.A3" office:value-type="string">
            <text:p text:style-name="P15">2 fok</text:p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Hárítás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>Megszűnik!!</text:p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Különleges fegyver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>Megszűnik??</text:p>
          </table:table-cell>
        </table:table-row>
        <table:table-row table:style-name="Táblázat6.1"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>Lábharc</text:p>
          </table:table-cell>
          <table:table-cell table:style-name="Táblázat6.A3" office:value-type="string">
            <text:p text:style-name="P15"/>
          </table:table-cell>
          <table:table-cell table:style-name="Táblázat6.A3" office:value-type="string">
            <text:p text:style-name="P15"/>
          </table:table-cell>
          <table:table-cell table:style-name="Táblázat6.E3" office:value-type="string">
            <text:p text:style-name="P15"/>
          </table:table-cell>
        </table:table-row>
        <table:table-row table:style-name="Táblázat6.1">
          <table:table-cell table:style-name="Táblázat6.A3" office:value-type="string">
            <text:p text:style-name="P11"/>
          </table:table-cell>
          <table:table-cell table:style-name="Táblázat6.A3" office:value-type="string">
            <text:p text:style-name="P5">Pusztítás</text:p>
          </table:table-cell>
          <table:table-cell table:style-name="Táblázat6.A3" office:value-type="string">
            <text:p text:style-name="P9">2 fok</text:p>
          </table:table-cell>
          <table:table-cell table:style-name="Táblázat6.A3" office:value-type="string">
            <text:p text:style-name="P9">???</text:p>
          </table:table-cell>
          <table:table-cell table:style-name="Táblázat6.E3" office:value-type="string">
            <text:p text:style-name="P13">Harc közben plusz sebzés??? Túlütési küszöb csökkentésnek nincs értelme! (Olyan, mintha plusz TÉ-t kapna!!)</text:p>
          </table:table-cell>
        </table:table-row>
        <table:table-row table:style-name="Táblázat6.1">
          <table:table-cell table:style-name="Táblázat6.A3" office:value-type="string">
            <text:p text:style-name="P9"/>
          </table:table-cell>
          <table:table-cell table:style-name="Táblázat6.A3" office:value-type="string">
            <text:p text:style-name="P6">Földharc</text:p>
            <text:p text:style-name="P6">(EZ NEM HARCMODOR LESZ??)</text:p>
          </table:table-cell>
          <table:table-cell table:style-name="Táblázat6.A3" office:value-type="string">
            <text:p text:style-name="P12"/>
          </table:table-cell>
          <table:table-cell table:style-name="Táblázat6.A3" office:value-type="string">
            <text:p text:style-name="P12"><text:span text:style-name="T3">1.fok</text:span>: Esés: ???</text:p>
            <text:p text:style-name="P12"><text:span text:style-name="T3">2.fok</text:span>: Esés: ???</text:p>
          </table:table-cell>
          <table:table-cell table:style-name="Táblázat6.E3" office:value-type="string">
            <text:p text:style-name="P13">A Földharc valszeg Harcmodor lesz!!!</text:p>
            <text:p text:style-name="P13">A Földharc mestere vagy, ha földre rántod ellenfeled, vége van, angolnaként küzdesz. Ha földharcra kerül a sor, harcértékeid tovább nőnek: KÉ,TÉ,VÉ: +2 <text:s text:c="3"/>(vagy 3???)</text:p>
            <text:p text:style-name="P13"><text:span text:style-name="T4">Alapeset</text:span>: Ha földharcban küzdesz és képzetlen vagy, akkor a képzetlen fegyverhasználatból eredő levonások sújtanak.</text:p>
          </table:table-cell>
        </table:table-row>
        <table:table-row table:style-name="Táblázat6.1">
          <table:table-cell table:style-name="Táblázat6.A3" office:value-type="string">
            <text:p text:style-name="P9"/>
          </table:table-cell>
          <table:table-cell table:style-name="Táblázat6.A3" office:value-type="string">
            <text:p text:style-name="P5">Belharc </text:p>
          </table:table-cell>
          <table:table-cell table:style-name="Táblázat6.A3" office:value-type="string">
            <text:p text:style-name="P9"/>
          </table:table-cell>
          <table:table-cell table:style-name="Táblázat6.A3" office:value-type="string">
            <text:p text:style-name="P9"/>
          </table:table-cell>
          <table:table-cell table:style-name="Táblázat6.E3" office:value-type="string">
            <text:p text:style-name="P13">Megy „Belharc” harcmodorba</text:p>
          </table:table-cell>
        </table:table-row>
        <table:table-row table:style-name="Táblázat6.1">
          <table:table-cell table:style-name="Táblázat6.A3" office:value-type="string">
            <text:p text:style-name="P8"/>
          </table:table-cell>
          <table:table-cell table:style-name="Táblázat6.A3" office:value-type="string">
            <text:p text:style-name="P5">Birkózás</text:p>
          </table:table-cell>
          <table:table-cell table:style-name="Táblázat6.A3" office:value-type="string">
            <text:p text:style-name="P9"/>
          </table:table-cell>
          <table:table-cell table:style-name="Táblázat6.A3" office:value-type="string">
            <text:p text:style-name="P9"/>
          </table:table-cell>
          <table:table-cell table:style-name="Táblázat6.E3" office:value-type="string">
            <text:p text:style-name="P13">Megy „Belharc” harcmodorba</text:p>
          </table:table-cell>
        </table:table-row>
      </table:table>
      <text:p text:style-name="Standard"/>
      <text:h text:style-name="P21" text:outline-level="3"><text:line-break/>Passzív Manőver harci fortély </text:h>
      <text:p text:style-name="Standard"><text:line-break/><text:line-break/>Ennek a fortélynak valójában a **Harci fortélyok** ⭕(link)⭕ fejezetben van a helye, de tartalmilag ide kapcsolódik, ezért itt is ismertetésre kerül.<text:line-break/><text:line-break/>#### Leírás<text:line-break/>A „Passzív Manőver” fortély – ahogy a neve is mondja – passzív tudás, jellemzően testőrök, vagy egyéb, defenzív beállítottságú karakterek sajátja. Az ilyen alakok számára elengedhetetlen, hogy ismerjék a cseleket, speciális fogásokat a harcban.<text:line-break/><text:line-break/>#### Hatás<text:line-break/>**1.fok:** `3` különböző választott Manőverrel szemben **Ellenpróba** során, amit az ellenfél alkalmaz – ezen fortéllyal bíró karakter ellen – , a próba célszáma `2`-vel megemelkedik.<text:line-break/><text:line-break/>**2.fok:** Az 1.foknál kiválasztott `3` Manővert immár alaposabban ismered és azok ellen `+4` járul az **Ellenpróba** célszámához.<text:line-break/><text:line-break/>A fortély többször is felvehető `3`-as „manőver-csoportokra”.<text:line-break/><text:line-break/>**Figyelem**: a fortély nem ad módosítót a Manőverek végrehajtásához, mivel passzív tudás! A „Passzív manőver” harci fortély nem alkalmazható együtt a „Manőver ismeret” fortéllyal ugyanarra a manőverre. Ha az aktív manőver alkalmazást is megtanulja, akkor is csak a magasabb érték számít, a bónuszok **nem** adódnak össz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Nimbus Roman No9 L" svg:font-family="'Nimbus Roman No9 L'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2" fo:font-family="FreeSerif" style:font-style-name="Normál" style:font-pitch="variable" fo:font-size="10pt" fo:font-style="normal" fo:font-weight="normal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1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0T21:57:09.110000000</dc:date>
    <dc:language>hu-HU</dc:language>
    <meta:editing-cycles>4</meta:editing-cycles>
    <meta:editing-duration>PT2M34S</meta:editing-duration>
    <meta:document-statistic meta:table-count="2" meta:image-count="0" meta:object-count="0" meta:page-count="3" meta:paragraph-count="98" meta:word-count="608" meta:character-count="4266" meta:non-whitespace-character-count="3739"/>
    <meta:user-defined meta:name="Info 1"/>
    <meta:user-defined meta:name="Info 2"/>
    <meta:user-defined meta:name="Info 3"/>
    <meta:user-defined meta:name="Info 4"/>
  </office:meta>
</office:document-meta>
</file>